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sture Lib</text:p>
      <text:p text:style-name="Standard"/>
      <text:p text:style-name="Standard">Pinch SPIN / rotate</text:p>
      <text:p text:style-name="Standard"/>
      <text:p text:style-name="Standard">Zoom auch mit double tip</text:p>
      <text:p text:style-name="Standard"/>
      <text:p text:style-name="Standard">Zoom auf layouts</text:p>
      <text:p text:style-name="Standard"/>
      <text:p text:style-name="Standard"/>
      <text:p text:style-name="Standard">Evaluation der Einbindung einer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6T22:02:52.20</dc:date>
    <meta:generator>OpenOffice/4.0.1$Win32 OpenOffice.org_project/401m5$Build-9714</meta:generator>
    <meta:document-statistic meta:table-count="0" meta:image-count="0" meta:object-count="0" meta:page-count="1" meta:paragraph-count="5" meta:word-count="18" meta:character-count="102"/>
    <meta:editing-duration>PT37S</meta:editing-duration>
    <meta:editing-cycles>1</meta:editing-cycles>
  </office:meta>
</office:document-meta>
</file>